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95cm" fo:min-width="3.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74cm" fo:min-width="0.9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6cm" fo:min-width="0.844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812cm" fo:min-width="1.268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024cm" fo:min-width="2.47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812cm" fo:min-width="0.914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1.024cm" fo:min-width="1.904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1.236cm" fo:min-width="2.47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882cm" fo:min-width="1.41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518cm" fo:min-width="2.4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0.952cm" fo:min-width="1.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-color="#dddddd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text-properties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cm" svg:height="1.2cm" svg:x="3.5cm" svg:y="5cm">
          <text:p text:style-name="P1">Pacien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cm" svg:height="1.2cm" svg:x="14.3cm" svg:y="5cm">
          <text:p text:style-name="P1">Medicament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cm" svg:height="1.2cm" svg:x="3.5cm" svg:y="10.9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cm" svg:height="1.646cm" draw:transform="skewX (0.027401669256311) rotate (0.0272271363311115) translate (4.101cm 7.853cm)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9cm" svg:height="1.646cm" draw:transform="skewX (0.027401669256311) rotate (0.0272271363311115) translate (9.4cm 4.753cm)">
          <text:p text:style-name="P1">Tom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5.55cm" svg:y1="10.912cm" svg:x2="5.55cm" svg:y2="9.512cm">
          <text:p/>
        </draw:line>
        <draw:line draw:style-name="gr3" draw:text-style-name="P3" draw:layer="layout" svg:x1="5.551cm" svg:y1="6.194cm" svg:x2="5.551cm" svg:y2="7.794cm">
          <text:p/>
        </draw:line>
        <draw:line draw:style-name="gr3" draw:text-style-name="P3" draw:layer="layout" svg:x1="9.4cm" svg:y1="5.6cm" svg:x2="7.7cm" svg:y2="5.6cm">
          <text:p/>
        </draw:line>
        <draw:line draw:style-name="gr3" draw:text-style-name="P3" draw:layer="layout" svg:x1="12.3cm" svg:y1="5.5cm" svg:x2="14.3cm" svg:y2="5.5cm">
          <text:p/>
        </draw:line>
        <draw:custom-shape draw:style-name="gr4" draw:text-style-name="P5" draw:layer="layout" svg:width="1.9cm" svg:height="1.2cm" svg:x="1.2cm" svg:y="3.4cm">
          <text:p text:style-name="P4">Ru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1.5cm" svg:x="2.9cm" svg:y="1.8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2cm" svg:height="1.8cm" svg:x="6.2cm" svg:y="1.8cm">
          <text:p text:style-name="P1">Diagnostic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9cm" svg:y1="4.5cm" svg:x2="3.5cm" svg:y2="5cm">
          <text:p/>
        </draw:line>
        <draw:line draw:style-name="gr3" draw:text-style-name="P3" draw:layer="layout" svg:x1="4.3cm" svg:y1="3.3cm" svg:x2="4.6cm" svg:y2="5cm">
          <text:p/>
        </draw:line>
        <draw:line draw:style-name="gr3" draw:text-style-name="P3" draw:layer="layout" svg:x1="7.3cm" svg:y1="3.5cm" svg:x2="6.4cm" svg:y2="5cm">
          <text:p/>
        </draw:line>
        <draw:custom-shape draw:style-name="gr7" draw:text-style-name="P5" draw:layer="layout" svg:width="2cm" svg:height="1.5cm" draw:transform="rotate (0.0212930168743308) translate (1.484cm 13.621cm)">
          <text:p text:style-name="P4"><text:span text:style-name="T1">Rut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3.4cm" svg:height="1.8cm" svg:x="4.1cm" svg:y="13.6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4.2cm" svg:height="2.1cm" svg:x="8.3cm" svg:y="13.4cm">
          <text:p text:style-name="P1">Especiali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cm" svg:y1="12.1cm" svg:x2="2.8cm" svg:y2="13.6cm">
          <text:p/>
        </draw:line>
        <draw:line draw:style-name="gr3" draw:text-style-name="P3" draw:layer="layout" svg:x1="5.6cm" svg:y1="12.1cm" svg:x2="5.6cm" svg:y2="13.6cm">
          <text:p/>
        </draw:line>
        <draw:line draw:style-name="gr3" draw:text-style-name="P3" draw:layer="layout" svg:x1="7.2cm" svg:y1="12.1cm" svg:x2="9.3cm" svg:y2="13.6cm">
          <text:p/>
        </draw:line>
        <draw:custom-shape draw:style-name="gr10" draw:text-style-name="P5" draw:layer="layout" svg:width="2.7cm" svg:height="1.6cm" svg:x="13.3cm" svg:y="2.2cm">
          <text:p text:style-name="P4"><text:span text:style-name="T1">IdM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7cm" svg:height="1.6cm" svg:x="16.9cm" svg:y="2.1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4.1cm" svg:height="2.5cm" svg:x="14.6cm" svg:y="7.5cm">
          <text:p text:style-name="P1">Componente<text:line-break/>Activ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9cm" svg:y1="3.8cm" svg:x2="15.4cm" svg:y2="5cm">
          <text:p/>
        </draw:line>
        <draw:line draw:style-name="gr3" draw:text-style-name="P3" draw:layer="layout" svg:x1="17.8cm" svg:y1="3.7cm" svg:x2="16.9cm" svg:y2="5cm">
          <text:p/>
        </draw:line>
        <draw:line draw:style-name="gr3" draw:text-style-name="P3" draw:layer="layout" svg:x1="16.4cm" svg:y1="6.2cm" svg:x2="16.4cm" svg:y2="7.5cm">
          <text:p/>
        </draw:line>
        <draw:custom-shape draw:style-name="gr12" draw:text-style-name="P6" draw:layer="layout" svg:width="2.8cm" svg:height="1.7cm" svg:x="9.5cm" svg:y="7.3cm">
          <text:p text:style-name="P1">Canti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8cm" svg:y1="6.4cm" svg:x2="10.8cm" svg:y2="7.3cm">
          <text:p/>
        </draw:line>
        <draw:frame draw:style-name="gr13" draw:text-style-name="P7" draw:layer="layout" svg:width="0.853cm" svg:height="0.962cm" svg:x="5.647cm" svg:y="9.9cm">
          <draw:text-box>
            <text:p>1</text:p>
          </draw:text-box>
        </draw:frame>
        <draw:frame draw:style-name="gr13" draw:text-style-name="P9" draw:layer="layout" svg:width="0.959cm" svg:height="0.962cm" svg:x="5.7cm" svg:y="6.3cm">
          <draw:text-box>
            <text:p text:style-name="P8"><text:span text:style-name="T2">N</text:span></text:p>
          </draw:text-box>
        </draw:frame>
        <draw:frame draw:style-name="gr13" draw:text-style-name="P9" draw:layer="layout" svg:width="1.031cm" svg:height="0.962cm" svg:x="13cm" svg:y="4.438cm">
          <draw:text-box>
            <text:p text:style-name="P8"><text:span text:style-name="T2">M</text:span></text:p>
          </draw:text-box>
        </draw:frame>
        <draw:frame draw:style-name="gr13" draw:text-style-name="P11" draw:layer="layout" svg:width="0.959cm" svg:height="0.962cm" svg:x="7.8cm" svg:y="4.438cm">
          <draw:text-box>
            <text:p text:style-name="P10"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21:36:53.442000000</meta:creation-date>
    <meta:editing-duration>PT1H28M24S</meta:editing-duration>
    <meta:editing-cycles>2</meta:editing-cycles>
    <meta:generator>LibreOffice/5.2.1.2$Windows_x86 LibreOffice_project/31dd62db80d4e60af04904455ec9c9219178d620</meta:generator>
    <dc:date>2016-10-24T23:47:07.151000000</dc:date>
    <meta:document-statistic meta:object-count="33"/>
  </office:meta>
</office:document-meta>
</file>